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HelveticaNeueLTStd-MdCn" svg:font-family="HelveticaNeueLTStd-MdCn"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svg:font-family="Times"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fo:font-weight="bold" style:font-weight-asian="bold"/>
    </style:style>
    <style:style style:name="P3" style:family="paragraph" style:parent-style-name="Standard">
      <style:text-properties fo:color="#242629" style:font-name="Consolas" fo:font-size="13pt" style:font-size-asian="13pt" style:font-name-complex="Consolas1" style:font-size-complex="13pt"/>
    </style:style>
    <style:style style:name="P4" style:family="paragraph" style:parent-style-name="Standard">
      <style:paragraph-properties fo:margin-left="0.4917in" fo:margin-right="0in" fo:text-indent="0in" style:auto-text-indent="false"/>
    </style:style>
    <style:style style:name="P5" style:family="paragraph" style:parent-style-name="Standard" style:master-page-name="Standard">
      <style:paragraph-properties style:page-number="auto"/>
    </style:style>
    <style:style style:name="P6" style:family="paragraph" style:parent-style-name="List_20_Paragraph" style:list-style-name="WWNum4"/>
    <style:style style:name="P7" style:family="paragraph" style:parent-style-name="List_20_Paragraph" style:list-style-name="WWNum5"/>
    <style:style style:name="P8" style:family="paragraph" style:parent-style-name="List_20_Paragraph" style:list-style-name="WWNum5">
      <style:text-properties officeooo:rsid="00120243" officeooo:paragraph-rsid="00120243"/>
    </style:style>
    <style:style style:name="P9" style:family="paragraph" style:parent-style-name="List_20_Paragraph">
      <style:text-properties officeooo:rsid="0012a2e8" officeooo:paragraph-rsid="0012a2e8"/>
    </style:style>
    <style:style style:name="P10" style:family="paragraph" style:parent-style-name="List_20_Paragraph" style:list-style-name="WWNum5">
      <style:text-properties officeooo:rsid="00135eaf" officeooo:paragraph-rsid="00135eaf"/>
    </style:style>
    <style:style style:name="P11" style:family="paragraph" style:parent-style-name="List_20_Paragraph" style:list-style-name="WWNum5">
      <style:text-properties officeooo:rsid="001463d4" officeooo:paragraph-rsid="001463d4"/>
    </style:style>
    <style:style style:name="P12" style:family="paragraph" style:parent-style-name="List_20_Paragraph" style:list-style-name="WWNum1">
      <style:paragraph-properties fo:margin-left="0.2957in" fo:margin-right="0in" fo:text-indent="-0.25in" style:auto-text-indent="false"/>
    </style:style>
    <style:style style:name="P13" style:family="paragraph" style:parent-style-name="List_20_Paragraph" style:list-style-name="WWNum3">
      <style:paragraph-properties fo:margin-left="0.2957in" fo:margin-right="0in" fo:text-indent="-0.25in" style:auto-text-indent="false"/>
    </style:style>
    <style:style style:name="P14" style:family="paragraph" style:parent-style-name="List_20_Paragraph" style:list-style-name="WWNum4">
      <style:paragraph-properties fo:margin-left="0.2957in" fo:margin-right="0in" fo:text-indent="-0.25in" style:auto-text-indent="false"/>
    </style:style>
    <style:style style:name="P15" style:family="paragraph" style:parent-style-name="No_20_Spacing" style:list-style-name="WWNum1">
      <style:paragraph-properties fo:margin-left="0.2957in" fo:margin-right="0in" fo:text-indent="-0.25in" style:auto-text-indent="false"/>
    </style:style>
    <style:style style:name="T1" style:family="text">
      <style:text-properties fo:font-weight="bold" style:font-weight-asian="bold"/>
    </style:style>
    <style:style style:name="T2" style:family="text">
      <style:text-properties style:font-name-complex="Times"/>
    </style:style>
    <style:style style:name="T3" style:family="text">
      <style:text-properties style:text-position="-25% 100%" style:font-name-complex="Times"/>
    </style:style>
    <style:style style:name="T4" style:family="text">
      <style:text-properties style:font-name="Wingdings" style:font-name-asian="Wingdings2" style:font-name-complex="Wingdings2"/>
    </style:style>
    <style:style style:name="T5" style:family="text">
      <style:text-properties fo:color="#262626" style:font-name-complex="HelveticaNeueLTStd-MdCn"/>
    </style:style>
    <style:style style:name="T6" style:family="text">
      <style:text-properties fo:color="#262626" style:font-name-complex="Tahoma"/>
    </style:style>
    <style:style style:name="T7" style:family="text">
      <style:text-properties fo:color="#727981" style:font-name="Consolas" fo:font-size="13pt" style:font-size-asian="13pt" style:font-name-complex="Consolas1" style:font-size-complex="13pt"/>
    </style:style>
    <style:style style:name="T8" style:family="text">
      <style:text-properties fo:color="#242629" style:font-name="Consolas" fo:font-size="13pt" style:font-size-asian="13pt" style:font-name-complex="Consolas1" style:font-size-complex="13pt"/>
    </style:style>
    <style:style style:name="T9" style:family="text">
      <style:text-properties fo:color="#242629" style:font-name="Consolas" fo:font-size="13pt" officeooo:rsid="00135eaf" style:font-size-asian="13pt" style:font-name-complex="Consolas1" style:font-size-complex="13pt"/>
    </style:style>
    <style:style style:name="T10" style:family="text">
      <style:text-properties fo:color="#0d0081" style:font-name="Consolas" fo:font-size="13pt" style:font-size-asian="13pt" style:font-name-complex="Consolas1" style:font-size-complex="13pt"/>
    </style:style>
    <style:style style:name="T11" style:family="text">
      <style:text-properties fo:color="#681a1d" style:font-name="Consolas" fo:font-size="13pt" style:font-size-asian="13pt" style:font-name-complex="Consolas1" style:font-size-complex="13pt"/>
    </style:style>
    <style:style style:name="T12"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uchsaufbau:</text:p>
      <text:p text:style-name="Standard"/>
      <text:p text:style-name="Standard"/>
      <text:p text:style-name="Standard"/>
      <text:p text:style-name="Standard">Audiometrie</text:p>
      <text:p text:style-name="Standard">Audiometrie während der anatomischen, strukturellen Messung T1 weighted</text:p>
      <text:p text:style-name="Standard">Audiometrie sparse sampling</text:p>
      <text:p text:style-name="Standard">Audiometrie Standard funktionelle sequenz</text:p>
      <text:p text:style-name="Standard"/>
      <text:p text:style-name="Standard">ABC BCA CAB </text:p>
      <text:p text:style-name="Standard">BCA ABC CAB</text:p>
      <text:p text:style-name="Standard">CAB BCA ABC</text:p>
      <text:p text:style-name="Standard"/>
      <text:p text:style-name="Standard"><text:span text:style-name="T1">ABC BCA CAB</text:span></text:p>
      <text:p text:style-name="Standard"><text:span text:style-name="T1">ACB BAC CBA</text:span></text:p>
      <text:p text:style-name="Standard"/>
      <text:p text:style-name="Standard"/>
      <text:p text:style-name="Standard">Structural T1 weighted:</text:p>
      <text:list xml:id="list7453847225037774581" text:style-name="WWNum1">
        <text:list-item>
          <text:p text:style-name="P12">Informationen zur Form und Größe von Weißer (mehr Zellfasern) und grauer Substanz (mehr Zellkörper); sowie Vollständigkeit von <text:s/>subcorticalen Strukturen, etc.</text:p>
        </text:list-item>
        <text:list-item>
          <text:p text:style-name="P12">T1 weighted: Guter Kontrast zwischen grauer und weißer Substanz; Flüssigkeit, Knochen und Luft sind schwarz; Lipide in weißer Substanz sind hell; Kontrast zwischen Neocortex und weißer Substanz ist am besten dargestellt</text:p>
        </text:list-item>
        <text:list-item>
          <text:p text:style-name="P15">T1: longitudinal relexation time; abgabe von thermal energy, um aus dem high energy state wieder in den low energy state übetzugehen; <text:span text:style-name="T2">T1</text:span><text:span text:style-name="T3"> </text:span><text:span text:style-name="T2">was defined as the time when about 63% of the original longitudinal magnetization is reached. </text:span></text:p>
        </text:list-item>
      </text:list>
      <text:p text:style-name="Standard"/>
      <text:p text:style-name="Standard">Sparse sampling:</text:p>
      <text:list xml:id="list904889861762693141" text:style-name="WWNum3">
        <text:list-item>
          <text:p text:style-name="P13">What is the minimum sampling rate, that allwos us to recover the signal?</text:p>
        </text:list-item>
        <text:list-item>
          <text:p text:style-name="P13">Signal soll nur spärlich anwesend sein in einigen domainen/felderen</text:p>
        </text:list-item>
        <text:list-item>
          <text:p text:style-name="P13">Nach Nyquist-shannon sampling theorem: signal höchste frequenz ist half of the sampling rate <text:span text:style-name="T4"></text:span> weniger samples werden benötigt um das Signal zu rekonstruieren</text:p>
        </text:list-item>
        <text:list-item>
          <text:p text:style-name="P13">Rekonstruktion eines Signals durch noch weniger samples </text:p>
        </text:list-item>
      </text:list>
      <text:p text:style-name="Standard"/>
      <text:p text:style-name="Standard">Standard funktionelle Messung:</text:p>
      <text:list xml:id="list7593648470772168525" text:style-name="WWNum4">
        <text:list-item>
          <text:p text:style-name="P14">EPI = Eco planar imaging: schnelle Bilderwerbstechnik; die sequentielle Bildaufnahmen (slices) alle paar Sekunden macht</text:p>
        </text:list-item>
      </text:list>
      <text:p text:style-name="Standard"/>
      <text:p text:style-name="Standard"/>
      <text:p text:style-name="P1"><text:span text:style-name="T5">BOLD effect</text:span></text:p>
      <text:list xml:id="list142834824019115" text:continue-numbering="true" text:style-name="WWNum4">
        <text:list-item>
          <text:p text:style-name="P14"><text:span text:style-name="T6">The detection of brain areas which are used during a condition is based on the Blood Oxygenation Level Dependent (BOLD) effect. When neurons are activated, the resulting increased need for oxygen is overcompensated by a larger increase in perfusion. As a result, the </text:span><text:soft-page-break/><text:span text:style-name="T6">venous oxyhemoglobin concentration increases and the deoxyhemoglobin concentration decreases.</text:span></text:p>
        </text:list-item>
      </text:list>
      <text:p text:style-name="P2"/>
      <text:p text:style-name="P2"/>
      <text:p text:style-name="Standard"><text:span text:style-name="T1">Audiometrie:</text:span></text:p>
      <text:p text:style-name="Standard">Frequenzen:</text:p>
      <text:list xml:id="list142834325219220" text:continue-numbering="true" text:style-name="WWNum4">
        <text:list-item>
          <text:p text:style-name="P6">150 Hz <text:span text:style-name="T4"></text:span> wegen den Kopfhörern die wir haben</text:p>
        </text:list-item>
        <text:list-item>
          <text:p text:style-name="P6">250 Hz</text:p>
        </text:list-item>
        <text:list-item>
          <text:p text:style-name="P6">500 Hz</text:p>
        </text:list-item>
        <text:list-item>
          <text:p text:style-name="P6">1000 Hz</text:p>
        </text:list-item>
        <text:list-item>
          <text:p text:style-name="P6">2000 Hz</text:p>
        </text:list-item>
        <text:list-item>
          <text:p text:style-name="P6">4000 Hz</text:p>
        </text:list-item>
        <text:list-item>
          <text:p text:style-name="P6">8000 Hz</text:p>
        </text:list-item>
      </text:list>
      <text:p text:style-name="Standard"/>
      <text:p text:style-name="Standard">Dezibel:</text:p>
      <text:p text:style-name="Standard">Von -10 bis 110; normale Streuung beträgt 10db, man kann also 5db Schritte oder 10 db</text:p>
      <text:p text:style-name="Standard"/>
      <text:p text:style-name="Standard">Idee: Zwei Versionen der Audiometrie Messung: einmal nur leise <text:span text:style-name="T4"></text:span> laut einmal laut leise </text:p>
      <text:p text:style-name="Standard"/>
      <text:p text:style-name="P1"><text:span text:style-name="T7">#Writing to file. </text:span></text:p>
      <text:p text:style-name="P1"><text:span text:style-name="T10">for</text:span><text:span text:style-name="T8"> entries </text:span><text:span text:style-name="T10">in</text:span><text:span text:style-name="T8"> guestList :</text:span></text:p>
      <text:p text:style-name="P1"><text:span text:style-name="T8"><text:s text:c="4"/>guestFile = open(</text:span><text:span text:style-name="T11">"guestList.csv"</text:span><text:span text:style-name="T8">,</text:span><text:span text:style-name="T11">"a"</text:span><text:span text:style-name="T8">)</text:span></text:p>
      <text:p text:style-name="P1"><text:span text:style-name="T8"><text:s text:c="4"/>guestFile.write(entries)</text:span></text:p>
      <text:p text:style-name="P1"><text:span text:style-name="T8"><text:s text:c="4"/>guestFile.write(</text:span><text:span text:style-name="T11">"\n"</text:span><text:span text:style-name="T8">)</text:span></text:p>
      <text:p text:style-name="Standard"><text:span text:style-name="T8"><text:s text:c="4"/>guestFile.close()</text:span></text:p>
      <text:p text:style-name="P3"/>
      <text:list xml:id="list1484266900618069003" text:style-name="WWNum5">
        <text:list-item>
          <text:p text:style-name="P7"><text:span text:style-name="T8">Hörschwellen, in einzelne Spalten schreiben und wenn wie geht’s das? Frequenzen hinzufügen? </text:span></text:p>
        </text:list-item>
        <text:list-item>
          <text:p text:style-name="P7"><text:span text:style-name="T8">Wie dtatframe richtig machen</text:span><text:bookmark text:name="_GoBack"/></text:p>
        </text:list-item>
        <text:list-item>
          <text:p text:style-name="P7"><text:span text:style-name="T8">Wartezeit einfügen, wenn Probanden unterschiedlich lange brauchen?</text:span></text:p>
        </text:list-item>
        <text:list-item>
          <text:p text:style-name="P7"><text:span text:style-name="T8">Kann das Programm uns die Lautstärkenzahl in db umrechnen</text:span></text:p>
        </text:list-item>
        <text:list-item>
          <text:p text:style-name="P7"><text:span text:style-name="T8">Testung MRT wie funktioniert das?</text:span></text:p>
        </text:list-item>
        <text:list-item>
          <text:p text:style-name="P8"><text:span text:style-name="T8">Mit jedem Beginn eines Trials Scan losschicken, nur bei funktionalen Messungen; vs Durchlaufen lassen (wie bei T1); Probandenkürzel und Sequenz einbauen; Name Probandenkürzel + Sequenz; vs ein csv-file pro Proband, Sequenzen unterteilt in Spalten; warte bis erster Scan dann loslaufen (nur bei funktional), bei anderen selbstständig starten, wenn es losläuft (while t..)</text:span><text:span text:style-name="T9">rogramm); Ablauf als Dropdown-Menü: wenn x dann diese Option</text:span></text:p>
          <text:list>
            <text:list-item>
              <text:p text:style-name="P11"><text:span text:style-name="T9">a</text:span><text:span text:style-name="T8">usgewählten Wert aus Dropdown-Menü in Variable schicken</text:span></text:p>
            </text:list-item>
          </text:list>
        </text:list-item>
        <text:list-item>
          <text:p text:style-name="P10"><text:span text:style-name="T8">alle Abläufe in eine Datei packen (P</text:span></text:p>
        </text:list-item>
        <text:list-item>
          <text:p text:style-name="P8"><text:span text:style-name="T8">Am anfang alle Frequenzen, später genaueren Ausschnitt</text:span></text:p>
        </text:list-item>
        <text:list-item>
          <text:p text:style-name="P7"><text:soft-page-break/>Hallo,</text:p>
        </text:list-item>
      </text:list>
      <text:p text:style-name="List_20_Paragraph">danke für die Infos. Sie haben einen HP VS03 mit kompensierten – d.h. doppelten – Lautsprechern.</text:p>
      <text:p text:style-name="List_20_Paragraph">der maximale Schalldruck dieser Systeme liegt bei <text:span text:style-name="T12">3T bei 116-118dB</text:span>. Den erreichen Sie, wenn Sie den <text:span text:style-name="T12">Verstärker mit 0dB Pegel vom PC (über das kleine blaue Interface) ansteuern</text:span>. <text:span text:style-name="T12">0db auf dem PC bedeutet maximale Lautstärke</text:span>. Typischerweise können Sie das gar nicht erreichen, schon gar nicht im Mittelwert. Mit einem Audio-Editor können Sie über ein Zeitfenster Ihren Mittelwert auf dem PC bestimmen. <text:span text:style-name="T12">Wenn alle anderen PC-internen Lautstärkesteller auf 0dB stehen, können Sie diesen Wert direkt von den 116dB abziehen und haben Ihre Lautstärk</text:span>e. Also z.B. mit Soundeditor bestimmter Wert -24dB, alle Lautstärken auf 0dB=max ergibt 92db im Kopfhörer.</text:p>
      <text:p text:style-name="P4">Diese Werte sind auf ca +-3dB genau. Genauer geht nicht, weil z.B. der Anpressdruck und die Position des Kopfhörers am Kopf eine große Rolle spielen. Beachten Sie bei Ihrem Kopfhörer auch immer die Asymmetrie, die hilft, den Kopfhörer besser zu positionieren. Auf keinen Fall rechts und links verwechseln, dann werden die Werte sofort viel schlechter und der Kopfhörer passt nicht richtig und drückt.</text:p>
      <text:p text:style-name="List_20_Paragraph">Der Frequenzgang reicht von etwa 150 Hz bis ca. 16,5 kHz und fällt dann flach ab. Aber auch hier gilt, in einer geschlossenen Kapsel spielen viele mechanische Einflüße eine Rolle und alle Werte sind gewissen Schwankungen unterworfen.</text:p>
      <text:p text:style-name="List_20_Paragraph">Beste Grüße</text:p>
      <text:p text:style-name="List_20_Paragraph">Frank Baumgart</text:p>
      <text:p text:style-name="List_20_Paragraph"/>
      <text:p text:style-name="List_20_Paragraph"/>
      <text:p text:style-name="P9"><text:s text:c="2"/># *run_start_trigger_key* updates</text:p>
      <text:p text:style-name="P9"><text:s text:c="8"/>if t &gt;= 0.0 and run_start_trigger_key.status == NOT_STARTED:</text:p>
      <text:p text:style-name="P9"><text:s text:c="12"/># keep track of start time/frame for later</text:p>
      <text:p text:style-name="P9"><text:s text:c="12"/>run_start_trigger_key.tStart = t</text:p>
      <text:p text:style-name="P9"><text:s text:c="12"/>run_start_trigger_key.frameNStart = frameN <text:s/># exact frame index</text:p>
      <text:p text:style-name="P9"><text:s text:c="12"/>run_start_trigger_key.status = STARTED</text:p>
      <text:p text:style-name="P9"><text:s text:c="12"/># keyboard checking is just starting</text:p>
      <text:p text:style-name="P9"><text:s text:c="12"/>event.clearEvents(eventType='keyboard')</text:p>
      <text:p text:style-name="P9"><text:s text:c="8"/>if run_start_trigger_key.status == STARTED:</text:p>
      <text:p text:style-name="P9"><text:s text:c="12"/>theseKeys = event.getKeys(keyLis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HelveticaNeueLTStd-MdCn" svg:font-family="HelveticaNeueLTStd-MdCn"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svg:font-family="Times"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si Paula</meta:initial-creator>
    <meta:editing-cycles>30</meta:editing-cycles>
    <meta:creation-date>2018-02-07T08:59:00</meta:creation-date>
    <dc:date>2018-04-23T14:28:33.359991205</dc:date>
    <meta:editing-duration>PT1H5M29S</meta:editing-duration>
    <meta:generator>LibreOffice/5.1.6.2$Linux_X86_64 LibreOffice_project/10m0$Build-2</meta:generator>
    <meta:document-statistic meta:table-count="0" meta:image-count="0" meta:object-count="0" meta:page-count="3" meta:paragraph-count="67" meta:word-count="723" meta:character-count="4998" meta:non-whitespace-character-count="42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